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>
        <style:tab-stops>
          <style:tab-stop style:position="2.2043in"/>
        </style:tab-stops>
      </style:paragraph-properties>
    </style:style>
    <style:style style:name="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5" style:family="paragraph" style:parent-style-name="Standard">
      <style:paragraph-properties fo:margin-top="0in" fo:margin-bottom="0.0402in"/>
    </style:style>
    <style:style style:name="P6" style:family="paragraph" style:parent-style-name="Standard">
      <style:paragraph-properties fo:margin-top="0in" fo:margin-bottom="0.0201in">
        <style:tab-stops>
          <style:tab-stop style:position="0.2555in"/>
        </style:tab-stops>
      </style:paragraph-properties>
    </style:style>
    <style:style style:name="T1" style:family="text">
      <style:text-properties style:font-name="Symbol" style:font-name-asian="Symbol" style:font-name-complex="Symbo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stomer Survey</text:p>
      <text:p text:style-name="P2"/>
      <text:p text:style-name="Standard">Please tell us about your most recent interaction with Captricity.</text:p>
      <text:p text:style-name="Standard"/>
      <text:p text:style-name="P3">Date of work with Captricity: <text:s/><text:tab/>_____________________________</text:p>
      <text:p text:style-name="P3"/>
      <text:p text:style-name="P3">Company/Organization name:<text:tab/>_____________________________</text:p>
      <text:p text:style-name="P3"/>
      <text:p text:style-name="P5">How many fields did you process with Captricity on your most recent job?</text:p>
      <text:p text:style-name="P6"><text:span text:style-name="T1">□<text:tab/></text:span>1-10</text:p>
      <text:p text:style-name="P6"><text:span text:style-name="T1">□<text:tab/></text:span>11-50</text:p>
      <text:p text:style-name="P6"><text:span text:style-name="T1">□<text:tab/></text:span>51-100</text:p>
      <text:p text:style-name="P6"><text:span text:style-name="T1">□<text:tab/></text:span>101-250</text:p>
      <text:p text:style-name="P6"><text:span text:style-name="T1">□<text:tab/></text:span>251-500</text:p>
      <text:p text:style-name="P6"><text:span text:style-name="T1">□<text:tab/></text:span>500+</text:p>
      <text:p text:style-name="P6"/>
      <text:p text:style-name="Standard">Comments/Feedback:</text:p>
      <text:p text:style-name="Standard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Standard"/>
      <text:p text:style-name="Standard"/>
      <text:p text:style-name="Standard">Thank you for trusting us with your data processing needs. <text:s/>If you have any questions or would like to discuss your comments with us, please feel free to give us a call anytime at (888) 123-4567.</text:p>
      <text:p text:style-name="Standard"/>
      <text:p text:style-name="Standard">Sincerely,</text:p>
      <text:p text:style-name="Standard">The Captricity Extreme Customer Service Tea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>Form CS012/14 rev-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S</meta:initial-creator>
    <meta:creation-date>2014-10-14T10:26:40</meta:creation-date>
    <dc:date>2014-10-17T12:04:44</dc:date>
    <dc:creator>Dave S</dc:creator>
    <meta:editing-duration>PT22M11S</meta:editing-duration>
    <meta:editing-cycles>6</meta:editing-cycles>
    <meta:generator>OpenOffice/4.0.1$Unix OpenOffice.org_project/401m5$Build-9714</meta:generator>
    <meta:document-statistic meta:table-count="0" meta:image-count="0" meta:object-count="0" meta:page-count="1" meta:paragraph-count="17" meta:word-count="94" meta:character-count="1099"/>
  </office:meta>
</office:document-meta>
</file>